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text-align="justify" style:justify-single-word="false"/>
      <style:text-properties fo:font-weight="normal" officeooo:rsid="001974d4" officeooo:paragraph-rsid="001974d4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eda1d" officeooo:paragraph-rsid="000eda1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974d4" officeooo:paragraph-rsid="001974d4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0eda1d" officeooo:paragraph-rsid="000eda1d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bold" officeooo:rsid="000eda1d" officeooo:paragraph-rsid="000eda1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font-weight="bold" officeooo:rsid="000eda1d" officeooo:paragraph-rsid="000eda1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0eda1d" officeooo:paragraph-rsid="000eda1d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0eda1d" officeooo:paragraph-rsid="000eda1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4pt" fo:font-weight="bold" officeooo:rsid="000eda1d" officeooo:paragraph-rsid="000eda1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tyle="italic" fo:font-weight="normal" officeooo:rsid="000eda1d" officeooo:paragraph-rsid="000eda1d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tyle="italic" fo:font-weight="normal" officeooo:rsid="00182765" officeooo:paragraph-rsid="00182765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tyle="italic" fo:font-weight="normal" officeooo:rsid="00182765" officeooo:paragraph-rsid="001974d4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tyle="normal" fo:font-weight="normal" officeooo:rsid="00108788" officeooo:paragraph-rsid="00108788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tyle="normal" fo:font-weight="normal" officeooo:rsid="00108788" officeooo:paragraph-rsid="00116dea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tyle="normal" fo:font-weight="normal" officeooo:rsid="00151055" officeooo:paragraph-rsid="00151055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tyle="normal" fo:font-weight="normal" officeooo:rsid="0015e03d" officeooo:paragraph-rsid="0015e03d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tyle="normal" fo:font-weight="normal" officeooo:rsid="00164564" officeooo:paragraph-rsid="00164564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170c9d" officeooo:paragraph-rsid="00170c9d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tyle="normal" fo:font-weight="normal" officeooo:rsid="00170c9d" officeooo:paragraph-rsid="00170c9d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tyle="normal" fo:font-weight="bold" officeooo:rsid="00108788" officeooo:paragraph-rsid="00108788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tyle="normal" fo:font-weight="bold" officeooo:rsid="00164564" officeooo:paragraph-rsid="00164564" style:font-style-asian="normal" style:font-weight-asian="bold" style:font-style-complex="normal" style:font-weight-complex="bold"/>
    </style:style>
    <style:style style:name="P22" style:family="paragraph" style:parent-style-name="Table_20_Contents">
      <style:text-properties officeooo:rsid="00170c9d" officeooo:paragraph-rsid="00178255"/>
    </style:style>
    <style:style style:name="P23" style:family="paragraph" style:parent-style-name="Table_20_Contents">
      <style:text-properties fo:font-weight="bold" officeooo:rsid="00170c9d" officeooo:paragraph-rsid="00178255" style:font-weight-asian="bold" style:font-weight-complex="bold"/>
    </style:style>
    <style:style style:name="P24" style:family="paragraph" style:parent-style-name="Table_20_Contents">
      <style:text-properties fo:font-size="12pt" fo:font-weight="bold" officeooo:rsid="00170c9d" officeooo:paragraph-rsid="00178255" style:font-weight-asian="bold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fo:font-size="12pt" fo:font-style="normal" fo:font-weight="bold" officeooo:rsid="00170c9d" officeooo:paragraph-rsid="00178255" style:font-style-asian="normal" style:font-weight-asian="bold" style:font-style-complex="normal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fo:font-style="normal" fo:font-weight="bold" officeooo:rsid="00108788" officeooo:paragraph-rsid="00178255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8255" style:font-weight-asian="bold" style:font-weight-complex="bold"/>
    </style:style>
    <style:style style:name="T3" style:family="text">
      <style:text-properties fo:font-weight="bold" officeooo:rsid="00182765" style:font-weight-asian="bold" style:font-weight-complex="bold"/>
    </style:style>
    <style:style style:name="T4" style:family="text">
      <style:text-properties officeooo:rsid="00108788"/>
    </style:style>
    <style:style style:name="T5" style:family="text">
      <style:text-properties officeooo:rsid="00116dea"/>
    </style:style>
    <style:style style:name="T6" style:family="text">
      <style:text-properties officeooo:rsid="001365fd"/>
    </style:style>
    <style:style style:name="T7" style:family="text">
      <style:text-properties officeooo:rsid="0015e03d"/>
    </style:style>
    <style:style style:name="T8" style:family="text">
      <style:text-properties officeooo:rsid="00164564"/>
    </style:style>
    <style:style style:name="T9" style:family="text">
      <style:text-properties officeooo:rsid="00178255"/>
    </style:style>
    <style:style style:name="T10" style:family="text">
      <style:text-properties officeooo:rsid="00182765"/>
    </style:style>
    <style:style style:name="T11" style:family="text">
      <style:text-properties officeooo:rsid="001974d4"/>
    </style:style>
    <style:style style:name="T12" style:family="text">
      <style:text-properties officeooo:rsid="001bf088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[Funcamp R] Réunion <text:span text:style-name="T12">de préparation</text:span> du 24/07/2019</text:p>
      <text:p text:style-name="P9"/>
      <text:p text:style-name="P3">Présents : </text:p>
      <text:p text:style-name="P3"/>
      <text:p text:style-name="P1">SDES : Sylvie Didier-Perot</text:p>
      <text:p text:style-name="P1">Insee : Fabrice Danielou (Dr HdF), Pascal Eusebio (Dr Paca)</text:p>
      <text:p text:style-name="P2"/>
      <text:p text:style-name="P2"/>
      <text:p text:style-name="P6">Rappel des éléments de calendrier</text:p>
      <text:p text:style-name="P6"/>
      <text:p text:style-name="P4">Prochaines réunions <text:span text:style-name="T11">en plénière</text:span> : </text:p>
      <text:p text:style-name="P4">- 25/09 (DG Insee)</text:p>
      <text:p text:style-name="P4">- 6/11 (Sdes)</text:p>
      <text:p text:style-name="P4"/>
      <text:p text:style-name="P2"/>
      <text:p text:style-name="P4">Congés :</text:p>
      <text:p text:style-name="P4">Fabrice et Pascal : du 29/07 au 23/08 inclus</text:p>
      <text:p text:style-name="P4">Sylvie : du 9/08 au 2/09</text:p>
      <text:p text:style-name="P4"/>
      <text:p text:style-name="P4"/>
      <text:p text:style-name="P5">Retour sur le compte rendu de la réunion de lancement <text:span text:style-name="T8">et choix en matière d’exercices.</text:span></text:p>
      <text:p text:style-name="P7"/>
      <text:p text:style-name="P2">Séquençage</text:p>
      <text:p text:style-name="P4">La séquence des exercices durerait 5 heures soit 2 x 2h30, une plage matin, une après-midi.</text:p>
      <text:p text:style-name="P4"/>
      <text:p text:style-name="P3">Public visé</text:p>
      <text:p text:style-name="P4">On <text:span text:style-name="T11">choisit de se</text:span> focalise<text:span text:style-name="T11">r</text:span> dans cette réunion préparatoire sur un public de grands débutants.</text:p>
      <text:p text:style-name="P4"/>
      <text:p text:style-name="P2">Nature des données mobilisées pour les exercices</text:p>
      <text:p text:style-name="P4">Compte-tenu de plusieurs facteurs (hétérogénéité des métiers des participants, délai de conception/réalisation des exercices type notamment), on travaillerait sur des données génériques du SSP accessibles en open-data (insee.fr, en particulier les fichiers détail du RP et par exemple le fichier logement qui est utilisé dans la <text:span text:style-name="T10">s</text:span>phère Sdes).</text:p>
      <text:p text:style-name="P4"/>
      <text:p text:style-name="P2">Outils (programmation versus presse-bouton)</text:p>
      <text:p text:style-name="P4">Pour s’adapter au mieux au principal public cible, il est proposé de travailler à partir d’IgoR. Mais cela nécessite de l’ouvrir au SSM. Fabrice contactera Jean-Luc pour lui demander de transmettre l’outil au Sdes.</text:p>
      <text:p text:style-name="P4"><text:span text:style-name="T10">À</text:span> terme, l’idéal serait de mettre IgoR en open source sur le Cran ou plus modestement sur Github.</text:p>
      <text:p text:style-name="P10"/>
      <text:p text:style-name="P10">Remarque post réunion : si l’option travail à partir de la « Plateforme d’innovation » se confirme, il <text:span text:style-name="T4">paraît judicieux de</text:span> mettre IgoR sur cette <text:span text:style-name="T4">plateforme dès à présent.</text:span></text:p>
      <text:p text:style-name="P10"/>
      <text:p text:style-name="P20">Principes généraux des exercices à mettre en place</text:p>
      <text:p text:style-name="P13">Il est clair que la majorité des participants ne sauront pas coder. Ce qui est proposé est de les faire travailler sur des algorithmes/logiques de traitement des données et de rendre <text:span text:style-name="T10">ces algorithmes</text:span> opérationnels dans l’outil IgoR.</text:p>
      <text:p text:style-name="P13">En fin de parcours, on peut envisager en guise d’exercice final que le code généré par IgoR soit repris par le groupe <text:span text:style-name="T10">de stagiaires</text:span> et modifié à la marge (changement d’un paramètre par exemple).</text:p>
      <text:p text:style-name="P15"/>
      <text:p text:style-name="P15">Le mode « Escape game » est privilégié. Chaque étape réussie permet de passer à une étape supplémentaire <text:span text:style-name="T7">(exemple du traitement d’un fichier qui permet de calculer un age moyen de la pop d’une région, age moyen qui est un composant de la clé permettant de passer à l’étape suivante).</text:span></text:p>
      <text:p text:style-name="P16"/>
      <text:p text:style-name="P20">Contenu pédagogique des exercices</text:p>
      <text:p text:style-name="P13"><text:span text:style-name="T5">L</text:span>es différents exercices <text:span text:style-name="T5">couvriraient l’intégralité de la chaîne de</text:span> traitement <text:span text:style-name="T5">d’un jeu de données</text:span>, depuis l’importation jusqu’à la représentation graphique.</text:p>
      <text:p text:style-name="P14">On imagine à ce stade un séquencement des travaux en deux grandes parties : </text:p>
      <text:p text:style-name="P14"><text:span text:style-name="T5">-une première partie passant par l’importation de données ainsi que les traitements usuels correspondant à la grammaire Dplyr, hors jointure.</text:span></text:p>
      <text:p text:style-name="P14"><text:soft-page-break/>-<text:span text:style-name="T6">une seconde partie consacrée à des travaux relatifs aux jointures et aux représentations graphiques. Cette partie débuterait par l’ouverture d’un fichier zip sécurisé dont le code serait découvert à l’issue de l’étape 1. Elle se conclurait par une réutilisation de code généré à l’aide de IgoR, en reparamétrant le programme par exemple. L’exécution de ce code donnerait accès à un dernier « Sésame » </text:span></text:p>
      <text:p text:style-name="P14"/>
      <text:p text:style-name="P14"/>
      <text:p text:style-name="P21"/>
      <text:p text:style-name="P21">Points divers</text:p>
      <text:p text:style-name="P17">Il faudra vérifier si un budget « goodies » pourra être débloqué afin que les participants dans chaque DR puissent repartir avec un souvenir de cette journée (porte clé, magnet, autocollant etc.). </text:p>
      <text:p text:style-name="P17">→ Voir si on fait des lots plus conséquents (casquette, chapeau, tshirt) en fonction des résultats des équipes.</text:p>
      <text:p text:style-name="P17"/>
      <text:p text:style-name="P17"/>
      <text:p text:style-name="P25">Tâches à réaliser d’ici la prochaine réunion :</text:p>
      <text:p text:style-name="P24"/>
      <text:p text:style-name="P23"/>
      <text:p text:style-name="P22">-Demander à Jean-Luc de mettre la dernière version d’IGoR à disposition du Sdes pour le tester et avoir une idée de ses possibilités. [Fabrice]</text:p>
      <text:p text:style-name="P22"/>
      <text:p text:style-name="P22">-Prendre en main IgoR et vérifier qu’il permet de réaliser les tâches imaginées dans les exercices évoqués (importation, jointure, statistiques de base (moyenne, médiane), représentations graphiques, recodage,</text:p>
      <text:p text:style-name="P22">union de tables et leur équivalent dans la grammaire Dplyr).[Fabrice, Pascal et Sylvie]</text:p>
      <text:p text:style-name="P22"/>
      <text:p text:style-name="P22">-Commencer à imaginer des exercices type (à partir des fichiers détail du RP par exemple) [Pascal et Fabrice]</text:p>
      <text:p text:style-name="P22"/>
      <text:p text:style-name="P22">-Identifier les fichiers du Sdes qui pourrait servir de jeu de données pour les exercices [Sylvie]</text:p>
      <text:p text:style-name="P25"/>
      <text:p text:style-name="P26"/>
      <text:p text:style-name="P19">La prochaine réunion est fixée au <text:span text:style-name="T3">4</text:span><text:span text:style-name="T1">/09/2019 </text:span><text:span text:style-name="T2">à 10h00.</text:span></text:p>
      <text:p text:style-name="P12"/>
      <text:p text:style-name="P12"><text:span text:style-name="T9">P</text:span>ost-réunion : le pont est réservé. <text:span text:style-name="T11">Le code est le</text:span> <text:span text:style-name="T11">3</text:span>2303.</text:p>
      <text:p text:style-name="P11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9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4T11:39:17.542000000</meta:creation-date>
    <dc:date>2019-07-24T16:09:14.459000000</dc:date>
    <meta:editing-duration>PT38M37S</meta:editing-duration>
    <meta:editing-cycles>2</meta:editing-cycles>
    <meta:generator>LibreOffice/5.4.6.2$Windows_X86_64 LibreOffice_project/4014ce260a04f1026ba855d3b8d91541c224eab8</meta:generator>
    <meta:document-statistic meta:table-count="0" meta:image-count="0" meta:object-count="0" meta:page-count="2" meta:paragraph-count="42" meta:word-count="675" meta:character-count="4212" meta:non-whitespace-character-count="3574"/>
  </office:meta>
</office:document-meta>
</file>